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08cf4f" style:font-size-asian="14pt" style:font-size-complex="14pt"/>
    </style:style>
    <style:style style:name="T1" style:family="text">
      <style:text-properties officeooo:rsid="0008cf4f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6pt" style:font-size-asian="16pt" style:font-size-complex="16pt"/>
    </style:style>
    <style:style style:name="T4" style:family="text">
      <style:text-properties style:font-name="Liberation Serif1" officeooo:rsid="0008cf4f" style:font-name-asian="Liberation Serif1" style:font-name-complex="Liberation Serif1"/>
    </style:style>
    <style:style style:name="T5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wendungsaufgaben zur Exponentialfunktion</text:p>
      <text:p text:style-name="P1"/>
      <text:p text:style-name="P1"/>
      <text:p text:style-name="P3">Wir gehen hier von der Form f(x) = a <text:span text:style-name="T4">●</text:span><text:span text:style-name="T1">n</text:span><text:span text:style-name="T3">x</text:span> für die Exponentialfunktion aus. </text:p>
      <text:p text:style-name="Standard"/>
      <text:p text:style-name="P2">Aufgaben:</text:p>
      <text:p text:style-name="Standard"/>
      <text:p text:style-name="P3">1) Am Anfang gab es 1000 Bakterien in einer Probe. Nach 3 Stunden waren es 3375 Bakterien.</text:p>
      <text:p text:style-name="P3">a) Wie lautet die Gleichung der Exponentialfunktion für die Zuordnung: Zeit in Stunden →Anzahl Bakterien?</text:p>
      <text:p text:style-name="P3">b) Wie viele Bakterien sind es nach diesem Modell in 10 Stunden?</text:p>
      <text:p text:style-name="P3"/>
      <text:p text:style-name="Standard"/>
      <text:p text:style-name="P3">2) Luna hat 2000€ auf einem Konto angelegt. Die Bank zahlt 1,5% Zinsen.</text:p>
      <text:p text:style-name="P4">a) Wie lautet die Gleichung der Exponentialfunktion (Zeit in Jahren→ Kontostand)?</text:p>
      <text:p text:style-name="P3">b) Wie hoch ist ihr Kontostand nach 4 Jahren?</text:p>
      <text:p text:style-name="P3">c) Wann beträgt der Kontostand 2252,99€?</text:p>
      <text:p text:style-name="P3"/>
      <text:p text:style-name="P3">3) Der Akku eines Smartphones verliert im Betrieb pro Tag 20% an Leistung.</text:p>
      <text:p text:style-name="P3">Wie viel Leistung hat er nach 10 Tagen verloren?</text:p>
      <text:p text:style-name="P3"/>
      <text:p text:style-name="P3">4) 10 Schülerinnen/Schüler kennen ein Gerücht. Die Anzahl der Schülerinnen/Schüler, die das Gerücht kennen, verdreifacht sich pro Tag. Wann kennt es die ganze Schule mit 810 Schülerinnen und Schülern?</text:p>
      <text:p text:style-name="P3"/>
      <text:p text:style-name="P3">5) In 2020 kauften eine Millionen Personen das Smartphone X. Im Jahr 2024 kauften es 2,0736 Millionen. Wie viele werden es im Jahr 2030 kaufen (bei exponentiell wachsenden Verkaufszahlen, wie oben vorausgesetzt)?</text:p>
      <text:p text:style-name="P3"/>
      <text:p text:style-name="P3">6) Tamara hat ein neues Auto gekauft. Nach 2 Jahren ist dieses noch 28900€ wert und nach 5 Jahren noch 17748,21€.</text:p>
      <text:p text:style-name="P3">a) Wie viel hat dieses beim Kauf gekostet?</text:p>
      <text:p text:style-name="P3">b) Wie viel ist es in 10 Jahren noch wert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19:49:15.726214486</meta:creation-date>
    <dc:date>2025-03-04T19:53:11.834688213</dc:date>
    <meta:editing-duration>PT3M56S</meta:editing-duration>
    <meta:editing-cycles>1</meta:editing-cycles>
    <meta:document-statistic meta:table-count="0" meta:image-count="0" meta:object-count="0" meta:page-count="1" meta:paragraph-count="17" meta:word-count="223" meta:character-count="1352" meta:non-whitespace-character-count="1145"/>
    <meta:generator>LibreOffice/6.4.7.2$Linux_X86_64 LibreOffice_project/40$Build-2</meta:generator>
  </office:meta>
</office:document-meta>
</file>